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0.583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0.583cm"/>
        </style:tab-stops>
      </style:paragraph-properties>
      <style:text-properties officeooo:rsid="00087ebd" officeooo:paragraph-rsid="00087ebd"/>
    </style:style>
    <style:style style:name="P3" style:family="paragraph" style:parent-style-name="Standard">
      <style:paragraph-properties>
        <style:tab-stops>
          <style:tab-stop style:position="10.583cm"/>
        </style:tab-stops>
      </style:paragraph-properties>
      <style:text-properties officeooo:rsid="00087ebd" officeooo:paragraph-rsid="0009d970"/>
    </style:style>
    <style:style style:name="P4" style:family="paragraph" style:parent-style-name="Standard">
      <style:paragraph-properties>
        <style:tab-stops>
          <style:tab-stop style:position="10.583cm"/>
        </style:tab-stops>
      </style:paragraph-properties>
      <style:text-properties officeooo:rsid="0009d970" officeooo:paragraph-rsid="0009d970"/>
    </style:style>
    <style:style style:name="P5" style:family="paragraph" style:parent-style-name="Standard">
      <style:paragraph-properties>
        <style:tab-stops>
          <style:tab-stop style:position="10.583cm"/>
        </style:tab-stops>
      </style:paragraph-properties>
      <style:text-properties fo:font-weight="bold" officeooo:rsid="00087ebd" officeooo:paragraph-rsid="000b4642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10.583cm"/>
        </style:tab-stops>
      </style:paragraph-properties>
      <style:text-properties fo:font-weight="bold" officeooo:rsid="00087ebd" officeooo:paragraph-rsid="0009d970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10.583cm"/>
        </style:tab-stops>
      </style:paragraph-properties>
      <style:text-properties fo:font-weight="bold" officeooo:rsid="00087ebd" officeooo:paragraph-rsid="00087ebd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10.583cm"/>
        </style:tab-stops>
      </style:paragraph-properties>
      <style:text-properties fo:font-size="16pt" fo:font-weight="bold" officeooo:rsid="0009d970" officeooo:paragraph-rsid="0009d970" style:font-size-asian="16pt" style:font-weight-asian="bold" style:font-size-complex="16pt" style:font-weight-complex="bold"/>
    </style:style>
    <style:style style:name="P9" style:family="paragraph" style:parent-style-name="Standard">
      <style:paragraph-properties>
        <style:tab-stops>
          <style:tab-stop style:position="10.583cm"/>
        </style:tab-stops>
      </style:paragraph-properties>
      <style:text-properties fo:font-size="18pt" fo:font-weight="bold" officeooo:rsid="00087ebd" officeooo:paragraph-rsid="00087ebd" style:font-size-asian="18pt" style:font-weight-asian="bold" style:font-size-complex="18pt" style:font-weight-complex="bold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0b4642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ling DOSBox and MASM in Ubuntu 18.04 </text:h>
      <text:h text:style-name="Heading_20_3" text:outline-level="3"/>
      <text:section text:style-name="Sect1" text:name="article-body">
        <text:h text:style-name="Heading_20_2" text:outline-level="2">What is MASM , DOSBox ?? </text:h>
        <text:p text:style-name="Text_20_body">DOSBox --&gt; It is a emulator program , which runs an DOS operating system. Many of you will remember this system , as the system used by <text:line-break/>earlier Windows systems. This is important ,as it may explain the use of letter based system for partition in Windows based system .(e.g C:\ )</text:p>
        <text:p text:style-name="Text_20_body">Before we jump into MASM , we need to know what an assembler is.</text:p>
        <text:p text:style-name="Text_20_body">Assembler essentially translates assembly code (eg. .asm files) into machine source code .This creates an output object file for every assembly file.</text:p>
        <text:p text:style-name="Text_20_body">Linker is a program which linkes and merges various object files together into making an executable file(eg. .exe file).</text:p>
        <text:p text:style-name="Text_20_body">An compiler on the other hand converts the high level language to object file and the linker present creates the executable for the program.</text:p>
        <text:p text:style-name="Text_20_body">As we will later see , in DOS we need to manually do these things.</text:p>
        <text:p text:style-name="Text_20_body">So, MASM stands for Microsoft Assembler , and is a pretty popular assembler .<text:line-break/>Other options for assembler(for x86) include :</text:p>
        <text:list xml:id="list1162946451" text:style-name="L1">
          <text:list-item>
            <text:p text:style-name="P12">NASM : open source and pretty powerful: <text:a xlink:type="simple" xlink:href="https://www.nasm.us/" text:style-name="Internet_20_link" text:visited-style-name="Visited_20_Internet_20_Link">NASM</text:a> </text:p>
          </text:list-item>
          <text:list-item>
            <text:p text:style-name="P11">GAS : open source , but uses the AT&amp;T based writing style not the popualr INTEL one: <text:a xlink:type="simple" xlink:href="http://tigcc.ticalc.org/doc/gnuasm.html" text:style-name="Internet_20_link" text:visited-style-name="Visited_20_Internet_20_Link">GAS</text:a> </text:p>
          </text:list-item>
        </text:list>
        <text:h text:style-name="Heading_20_2" text:outline-level="2">Installation for DOSBox and MASM </text:h>
        <text:h text:style-name="Heading_20_3" text:outline-level="3">1.Installing DOSBox: </text:h>
        <text:p text:style-name="Preformatted_20_Text"><text:span text:style-name="Source_20_Text"><text:s text:c="13"/>sudo apt-get update <text:s text:c="2"/></text:span></text:p>
        <text:p text:style-name="P10"><text:span text:style-name="Source_20_Text"><text:s text:c="13"/>sudo apt-get install dosbox</text:span></text:p>
      </text:section>
      <text:p text:style-name="P1"/>
      <text:p text:style-name="P1"/>
      <text:p text:style-name="P9">To work a ALP <text:s/>in ubuntu 18.04</text:p>
      <text:p text:style-name="P7"/>
      <text:p text:style-name="P2">copy masm folder to home folder</text:p>
      <text:p text:style-name="P2"/>
      <text:p text:style-name="P2">open dosbox</text:p>
      <text:p text:style-name="P2"/>
      <text:p text:style-name="P2">Z:&gt; mount C ~/masm</text:p>
      <text:p text:style-name="P2">Z:&gt;c:</text:p>
      <text:p text:style-name="P2">C:&gt;edit test.masm</text:p>
      <text:p text:style-name="P2"><text:soft-page-break/>C:&gt;masm test.masm</text:p>
      <text:p text:style-name="P2">C:&gt;link test</text:p>
      <text:p text:style-name="P2">C:&gt;test</text:p>
      <text:p text:style-name="P2"/>
      <text:p text:style-name="P2"/>
      <text:p text:style-name="P8">helloworld program(to display amessage)</text:p>
      <text:p text:style-name="P4"/>
      <text:p text:style-name="P2">.model small</text:p>
      <text:p text:style-name="P2">.data</text:p>
      <text:p text:style-name="P2">a db "Hello World$"</text:p>
      <text:p text:style-name="P2"/>
      <text:p text:style-name="P2">.code</text:p>
      <text:p text:style-name="P2"><text:s text:c="2"/>mov ax,@data</text:p>
      <text:p text:style-name="P2"><text:s text:c="2"/>mov ds,ax</text:p>
      <text:p text:style-name="P2"/>
      <text:p text:style-name="P2"><text:s text:c="2"/>lea dx,a</text:p>
      <text:p text:style-name="P2"><text:s text:c="2"/>mov ah,09h</text:p>
      <text:p text:style-name="P2"><text:s text:c="2"/>int 21h</text:p>
      <text:p text:style-name="P2"><text:s text:c="2"/>mov ah,4ch</text:p>
      <text:p text:style-name="P2"><text:s text:c="2"/>int 21h</text:p>
      <text:p text:style-name="P2"><text:s text:c="2"/>end</text:p>
      <text:p text:style-name="P2"/>
      <text:p text:style-name="P6">C:&gt;masm test.asm</text:p>
      <text:p text:style-name="P6">C:&gt;link test</text:p>
      <text:p text:style-name="P6">C:&gt;test</text:p>
      <text:p text:style-name="P3"/>
      <text:p text:style-name="P3"/>
      <text:p text:style-name="P8">helloworld program(to display amessage) using ml.exe(execution and linking together)</text:p>
      <text:p text:style-name="P2">.model small</text:p>
      <text:p text:style-name="P2">.data</text:p>
      <text:p text:style-name="P2">a db "Hello World$"</text:p>
      <text:p text:style-name="P2"/>
      <text:p text:style-name="P2">.code</text:p>
      <text:p text:style-name="P2"><text:s text:c="2"/>;mov ax,@data</text:p>
      <text:p text:style-name="P2"><text:s text:c="2"/>;mov ds,ax</text:p>
      <text:p text:style-name="P2"><text:s text:c="2"/>.startup</text:p>
      <text:p text:style-name="P2"><text:s text:c="2"/>lea dx,a</text:p>
      <text:p text:style-name="P2"><text:s text:c="2"/>mov ah,09h</text:p>
      <text:p text:style-name="P2"><text:s text:c="2"/>int 21h</text:p>
      <text:p text:style-name="P2"><text:s text:c="2"/>;mov ah,4ch</text:p>
      <text:p text:style-name="P2"><text:s text:c="2"/>;int 21h</text:p>
      <text:p text:style-name="P2"><text:s text:c="2"/>.exit</text:p>
      <text:p text:style-name="P2"><text:s text:c="2"/>end</text:p>
      <text:p text:style-name="P2"/>
      <text:p text:style-name="P5">C:&gt;<text:span text:style-name="T1">ml</text:span> test.asm</text:p>
      <text:p text:style-name="P5">C:&gt;test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16:32:19.048230870</meta:creation-date>
    <dc:date>2019-12-31T11:38:46.890121649</dc:date>
    <meta:editing-duration>PT14M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5" meta:paragraph-count="57" meta:word-count="319" meta:character-count="1871" meta:non-whitespace-character-count="1539"/>
  </office:meta>
</office:document-meta>
</file>